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&quot;Aptos Narrow&quot;" svg:font-family="&quot;&quot;Aptos Narrow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/>
      <style:text-properties style:font-name="&quot;Aptos Narrow&quot;" style:font-name-asian="&quot;Aptos Narrow&quot;" style:font-name-complex="&quot;Aptos Narrow&quot;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&quot;Aptos Narrow&quot;" style:font-name-asian="&quot;Aptos Narrow&quot;" style:font-name-complex="&quot;Aptos Narrow&quot;" fo:font-size="11pt" style:font-size-asian="11pt" style:font-size-complex="11pt"/>
    </style:style>
    <style:style style:name="ce6" style:family="table-cell" style:parent-style-name="Default" style:data-style-name="N0">
      <style:text-properties fo:font-size="7pt" style:font-size-asian="7pt" style:font-size-complex="7pt"/>
    </style:style>
    <style:style style:name="co1" style:family="table-column">
      <style:table-column-properties fo:break-before="auto" style:column-width="1.60513888888889cm"/>
    </style:style>
    <style:style style:name="co2" style:family="table-column">
      <style:table-column-properties fo:break-before="auto" style:column-width="2.02847222222222cm"/>
    </style:style>
    <style:style style:name="co3" style:family="table-column">
      <style:table-column-properties fo:break-before="auto" style:column-width="2.45180555555556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67569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py_file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2"/>
        <table:table-row table:style-name="ro1">
          <table:table-cell office:value-type="string" table:style-name="ce2">
            <text:p>nThreads</text:p>
          </table:table-cell>
          <table:table-cell office:value-type="string" table:style-name="ce2">
            <text:p>yam elapsed time (s)</text:p>
          </table:table-cell>
          <table:table-cell office:value-type="string" table:style-name="ce3">
            <text:p>speed_up</text:p>
          </table:table-cell>
          <table:table-cell table:style-name="ce2"/>
          <table:table-cell table:style-name="ce2">
            <draw:frame draw:z-index="1" draw:id="id0" draw:style-name="a0" draw:name="Chart 1" svg:x="0.01389in" svg:y="0.17361in" svg:width="6.4625in" svg:height="3.90972in" style:rel-width="scale" style:rel-height="scale">
              <draw:object xlink:href="Object 1/" xlink:type="simple" xlink:show="embed" xlink:actuate="onLoad"/>
              <svg:title>Diagram</svg:title>
              <svg:desc/>
            </draw:frame>
          </table:table-cell>
          <table:table-cell table:number-columns-repeated="16379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9.22" table:style-name="ce4">
            <text:p>59,22</text:p>
          </table:table-cell>
          <table:table-cell office:value-type="float" office:value="1" table:formula="of:=[.$B$2]/[.$B2]" table:style-name="ce5">
            <text:p>1</text:p>
          </table:table-cell>
          <table:table-cell table:number-columns-repeated="16381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6.23" table:style-name="ce4">
            <text:p>26,23</text:p>
          </table:table-cell>
          <table:table-cell office:value-type="float" office:value="2.2577201677468546" table:formula="of:=[.$B$2]/[.$B3]" table:style-name="ce5">
            <text:p>2,257720168</text:p>
          </table:table-cell>
          <table:table-cell table:number-columns-repeated="16381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5.19" table:style-name="ce4">
            <text:p>15,19</text:p>
          </table:table-cell>
          <table:table-cell office:value-type="float" office:value="3.8986175115207375" table:formula="of:=[.$B$2]/[.$B4]" table:style-name="ce5">
            <text:p>3,898617512</text:p>
          </table:table-cell>
          <table:table-cell table:number-columns-repeated="16381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0.33" table:style-name="ce4">
            <text:p>10,33</text:p>
          </table:table-cell>
          <table:table-cell office:value-type="float" office:value="5.7328170377541143" table:formula="of:=[.$B$2]/[.$B5]" table:style-name="ce5">
            <text:p>5,732817038</text:p>
          </table:table-cell>
          <table:table-cell table:number-columns-repeated="16381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8.94" table:style-name="ce4">
            <text:p>8,94</text:p>
          </table:table-cell>
          <table:table-cell office:value-type="float" office:value="6.6241610738255039" table:formula="of:=[.$B$2]/[.$B6]" table:style-name="ce5">
            <text:p>6,624161074</text:p>
          </table:table-cell>
          <table:table-cell table:number-columns-repeated="16381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7.98" table:style-name="ce4">
            <text:p>7,98</text:p>
          </table:table-cell>
          <table:table-cell office:value-type="float" office:value="7.4210526315789469" table:formula="of:=[.$B$2]/[.$B7]" table:style-name="ce5">
            <text:p>7,421052632</text:p>
          </table:table-cell>
          <table:table-cell table:number-columns-repeated="16381" table:style-name="ce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7.41" table:style-name="ce4">
            <text:p>7,41</text:p>
          </table:table-cell>
          <table:table-cell office:value-type="float" office:value="7.9919028340080969" table:formula="of:=[.$B$2]/[.$B8]" table:style-name="ce5">
            <text:p>7,991902834</text:p>
          </table:table-cell>
          <table:table-cell table:number-columns-repeated="16381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7.12" table:style-name="ce4">
            <text:p>7,12</text:p>
          </table:table-cell>
          <table:table-cell office:value-type="float" office:value="8.3174157303370784" table:formula="of:=[.$B$2]/[.$B9]" table:style-name="ce5">
            <text:p>8,31741573</text:p>
          </table:table-cell>
          <table:table-cell table:number-columns-repeated="16381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6.95" table:style-name="ce4">
            <text:p>6,95</text:p>
          </table:table-cell>
          <table:table-cell office:value-type="float" office:value="8.5208633093525172" table:formula="of:=[.$B$2]/[.$B10]" table:style-name="ce5">
            <text:p>8,520863309</text:p>
          </table:table-cell>
          <table:table-cell table:number-columns-repeated="16381" table:style-name="ce2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2">
            <text:p>nThreads</text:p>
          </table:table-cell>
          <table:table-cell office:value-type="string" table:style-name="ce2">
            <text:p>windows</text:p>
          </table:table-cell>
          <table:table-cell office:value-type="string" table:style-name="ce2">
            <text:p>speed_up</text:p>
          </table:table-cell>
          <table:table-cell table:number-columns-repeated="16381" table:style-name="ce2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3.8" table:style-name="ce2">
            <text:p>23,8</text:p>
          </table:table-cell>
          <table:table-cell office:value-type="float" office:value="1" table:formula="of:=[.$B$15]/[.$B15]" table:style-name="ce5">
            <text:p>1</text:p>
          </table:table-cell>
          <table:table-cell table:number-columns-repeated="11" table:style-name="ce2"/>
          <table:table-cell table:style-name="ce6"/>
          <table:table-cell table:number-columns-repeated="16369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2.4" table:style-name="ce2">
            <text:p>12,4</text:p>
          </table:table-cell>
          <table:table-cell office:value-type="float" office:value="1.9193548387096775" table:formula="of:=[.$B$15]/[.$B16]" table:style-name="ce5">
            <text:p>1,919354839</text:p>
          </table:table-cell>
          <table:table-cell table:number-columns-repeated="16381" table:style-name="ce2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6.27" table:style-name="ce2">
            <text:p>6,27</text:p>
          </table:table-cell>
          <table:table-cell office:value-type="float" office:value="3.7958532695374805" table:formula="of:=[.$B$15]/[.$B17]" table:style-name="ce5">
            <text:p>3,79585327</text:p>
          </table:table-cell>
          <table:table-cell table:number-columns-repeated="16381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4.9800000000000004" table:style-name="ce2">
            <text:p>4,98</text:p>
          </table:table-cell>
          <table:table-cell office:value-type="float" office:value="4.7791164658634537" table:formula="of:=[.$B$15]/[.$B18]" table:style-name="ce5">
            <text:p>4,779116466</text:p>
          </table:table-cell>
          <table:table-cell table:number-columns-repeated="16381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4.7300000000000004" table:style-name="ce2">
            <text:p>4,73</text:p>
          </table:table-cell>
          <table:table-cell office:value-type="float" office:value="5.0317124735729388" table:formula="of:=[.$B$15]/[.$B19]" table:style-name="ce5">
            <text:p>5,031712474</text:p>
          </table:table-cell>
          <table:table-cell table:number-columns-repeated="16381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4.1900000000000004" table:style-name="ce2">
            <text:p>4,19</text:p>
          </table:table-cell>
          <table:table-cell office:value-type="float" office:value="5.6801909307875889" table:formula="of:=[.$B$15]/[.$B20]" table:style-name="ce5">
            <text:p>5,680190931</text:p>
          </table:table-cell>
          <table:table-cell table:number-columns-repeated="16381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float" office:value="4.18" table:style-name="ce2">
            <text:p>4,18</text:p>
          </table:table-cell>
          <table:table-cell office:value-type="float" office:value="5.6937799043062203" table:formula="of:=[.$B$15]/[.$B21]" table:style-name="ce5">
            <text:p>5,693779904</text:p>
          </table:table-cell>
          <table:table-cell table:number-columns-repeated="16381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3.39" table:style-name="ce2">
            <text:p>3,39</text:p>
          </table:table-cell>
          <table:table-cell office:value-type="float" office:value="7.0206489675516224" table:formula="of:=[.$B$15]/[.$B22]" table:style-name="ce5">
            <text:p>7,020648968</text:p>
          </table:table-cell>
          <table:table-cell/>
          <table:table-cell table:style-name="ce2">
            <draw:frame draw:z-index="2" draw:id="id1" draw:style-name="a1" draw:name="Chart 4" svg:x="0in" svg:y="0.00694in" svg:width="6.4625in" svg:height="3.86806in" style:rel-width="scale" style:rel-height="scale">
              <draw:object xlink:href="Object 2/" xlink:type="simple" xlink:show="embed" xlink:actuate="onLoad"/>
              <svg:title>Diagram</svg:title>
              <svg:desc/>
            </draw:frame>
          </table:table-cell>
          <table:table-cell table:number-columns-repeated="16379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2.78" table:style-name="ce2">
            <text:p>2,78</text:p>
          </table:table-cell>
          <table:table-cell office:value-type="float" office:value="8.5611510791366907" table:formula="of:=[.$B$15]/[.$B23]" table:style-name="ce5">
            <text:p>8,561151079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nThreads</text:p>
          </table:table-cell>
          <table:table-cell office:value-type="string" table:style-name="ce2">
            <text:p>Ruby</text:p>
          </table:table-cell>
          <table:table-cell office:value-type="string" table:style-name="ce2">
            <text:p>speed_up</text:p>
          </table:table-cell>
          <table:table-cell table:number-columns-repeated="16381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.82" table:style-name="ce2">
            <text:p>0,82</text:p>
          </table:table-cell>
          <table:table-cell office:value-type="float" office:value="1" table:formula="of:=[.$B$27]/[.$B27]" table:style-name="ce5">
            <text:p>1</text:p>
          </table:table-cell>
          <table:table-cell table:number-columns-repeated="16381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.56000000000000005" table:style-name="ce2">
            <text:p>0,56</text:p>
          </table:table-cell>
          <table:table-cell office:value-type="float" office:value="1.464285714285714" table:formula="of:=[.$B$27]/[.$B28]" table:style-name="ce5">
            <text:p>1,464285714</text:p>
          </table:table-cell>
          <table:table-cell table:number-columns-repeated="16381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.53" table:style-name="ce2">
            <text:p>0,53</text:p>
          </table:table-cell>
          <table:table-cell office:value-type="float" office:value="1.5471698113207546" table:formula="of:=[.$B$27]/[.$B29]" table:style-name="ce5">
            <text:p>1,547169811</text:p>
          </table:table-cell>
          <table:table-cell table:number-columns-repeated="16381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0.52" table:style-name="ce2">
            <text:p>0,52</text:p>
          </table:table-cell>
          <table:table-cell office:value-type="float" office:value="1.5769230769230769" table:formula="of:=[.$B$27]/[.$B30]" table:style-name="ce5">
            <text:p>1,576923077</text:p>
          </table:table-cell>
          <table:table-cell table:number-columns-repeated="16381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0.49" table:style-name="ce2">
            <text:p>0,49</text:p>
          </table:table-cell>
          <table:table-cell office:value-type="float" office:value="1.6734693877551019" table:formula="of:=[.$B$27]/[.$B31]" table:style-name="ce5">
            <text:p>1,673469388</text:p>
          </table:table-cell>
          <table:table-cell table:number-columns-repeated="16381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0.49" table:style-name="ce2">
            <text:p>0,49</text:p>
          </table:table-cell>
          <table:table-cell office:value-type="float" office:value="1.6734693877551019" table:formula="of:=[.$B$27]/[.$B32]" table:style-name="ce5">
            <text:p>1,673469388</text:p>
          </table:table-cell>
          <table:table-cell table:number-columns-repeated="16381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float" office:value="0.48" table:style-name="ce2">
            <text:p>0,48</text:p>
          </table:table-cell>
          <table:table-cell office:value-type="float" office:value="1.7083333333333333" table:formula="of:=[.$B$27]/[.$B33]" table:style-name="ce5">
            <text:p>1,708333333</text:p>
          </table:table-cell>
          <table:table-cell table:number-columns-repeated="16381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0.47" table:style-name="ce2">
            <text:p>0,47</text:p>
          </table:table-cell>
          <table:table-cell office:value-type="float" office:value="1.7446808510638299" table:formula="of:=[.$B$27]/[.$B34]" table:style-name="ce5">
            <text:p>1,744680851</text:p>
          </table:table-cell>
          <table:table-cell table:number-columns-repeated="16381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0.48" table:style-name="ce2">
            <text:p>0,48</text:p>
          </table:table-cell>
          <table:table-cell office:value-type="float" office:value="1.7083333333333333" table:formula="of:=[.$B$27]/[.$B35]" table:style-name="ce5">
            <text:p>1,708333333</text:p>
          </table:table-cell>
          <table:table-cell table:number-columns-repeated="16381"/>
        </table:table-row>
        <table:table-row table:number-rows-repeated="1048541" table:style-name="ro2">
          <table:table-cell table:number-columns-repeated="16384"/>
        </table:table-row>
      </table:table>
      <table:table table:name="sleep_0_ms" table:style-name="ta2">
        <table:table-column table:style-name="co4" table:number-columns-repeated="16384" table:default-cell-style-name="ce1"/>
        <table:table-row table:style-name="ro1">
          <table:table-cell office:value-type="string" table:style-name="ce2">
            <text:p>nThreads</text:p>
          </table:table-cell>
          <table:table-cell office:value-type="string" table:style-name="ce2">
            <text:p>elapsed time (s)</text:p>
          </table:table-cell>
          <table:table-cell office:value-type="string" table:style-name="ce3">
            <text:p>spee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16.6" table:style-name="ce4">
            <text:p>116,6</text:p>
          </table:table-cell>
          <table:table-cell office:value-type="float" office:value="1" table:formula="of:=[.$B$2]/[.$B2]" table:style-name="ce5">
            <text:p>1</text:p>
          </table:table-cell>
          <table:table-cell/>
          <table:table-cell table:style-name="ce1">
            <draw:frame draw:z-index="1" draw:id="id2" draw:style-name="a2" draw:name="Chart 2" svg:x="0.09444in" svg:y="0.04027in" svg:width="7.33333in" svg:height="4.54167in" style:rel-width="scale" style:rel-height="scale">
              <draw:object xlink:href="Object 3/" xlink:type="simple" xlink:show="embed" xlink:actuate="onLoad"/>
              <svg:title>Diagram</svg:title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1.3" table:style-name="ce4">
            <text:p>61,3</text:p>
          </table:table-cell>
          <table:table-cell office:value-type="float" office:value="1.902120717781403" table:formula="of:=[.$B$2]/[.$B3]" table:style-name="ce5">
            <text:p>1,902120718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6.799999999999997" table:style-name="ce4">
            <text:p>36,8</text:p>
          </table:table-cell>
          <table:table-cell office:value-type="float" office:value="3.1684782608695654" table:formula="of:=[.$B$2]/[.$B4]" table:style-name="ce5">
            <text:p>3,168478261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7.1" table:style-name="ce4">
            <text:p>27,1</text:p>
          </table:table-cell>
          <table:table-cell office:value-type="float" office:value="4.3025830258302582" table:formula="of:=[.$B$2]/[.$B5]" table:style-name="ce5">
            <text:p>4,302583026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1" table:style-name="ce4">
            <text:p>21</text:p>
          </table:table-cell>
          <table:table-cell office:value-type="float" office:value="5.5523809523809522" table:formula="of:=[.$B$2]/[.$B6]" table:style-name="ce5">
            <text:p>5,552380952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5.8" table:style-name="ce4">
            <text:p>15,8</text:p>
          </table:table-cell>
          <table:table-cell office:value-type="float" office:value="7.3797468354430373" table:formula="of:=[.$B$2]/[.$B7]" table:style-name="ce5">
            <text:p>7,379746835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3.4" table:style-name="ce4">
            <text:p>13,4</text:p>
          </table:table-cell>
          <table:table-cell office:value-type="float" office:value="8.7014925373134329" table:formula="of:=[.$B$2]/[.$B8]" table:style-name="ce5">
            <text:p>8,701492537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1.9" table:style-name="ce4">
            <text:p>11,9</text:p>
          </table:table-cell>
          <table:table-cell office:value-type="float" office:value="9.7983193277310914" table:formula="of:=[.$B$2]/[.$B9]" table:style-name="ce5">
            <text:p>9,798319328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1.4" table:style-name="ce4">
            <text:p>11,4</text:p>
          </table:table-cell>
          <table:table-cell office:value-type="float" office:value="10.228070175438596" table:formula="of:=[.$B$2]/[.$B10]" table:style-name="ce5">
            <text:p>10,22807018</text:p>
          </table:table-cell>
          <table:table-cell table:number-columns-repeated="16381"/>
        </table:table-row>
        <table:table-row table:number-rows-repeated="1048566" table:style-name="ro3">
          <table:table-cell table:number-columns-repeated="16384"/>
        </table:table-row>
      </table:table>
      <table:table table:name="sleep_10_ms" table:style-name="ta2">
        <table:table-column table:style-name="co4" table:number-columns-repeated="16384" table:default-cell-style-name="ce1"/>
        <table:table-row table:style-name="ro1">
          <table:table-cell office:value-type="string" table:style-name="ce2">
            <text:p>nThreads</text:p>
          </table:table-cell>
          <table:table-cell office:value-type="string" table:style-name="ce2">
            <text:p>elapsed time (s)</text:p>
          </table:table-cell>
          <table:table-cell office:value-type="string" table:style-name="ce3">
            <text:p>speed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80.3" table:style-name="ce4">
            <text:p>80,3</text:p>
          </table:table-cell>
          <table:table-cell office:value-type="float" office:value="1" table:formula="of:=[.$B$2]/[.$B2]" table:style-name="ce5">
            <text:p>1</text:p>
          </table:table-cell>
          <table:table-cell/>
          <table:table-cell table:style-name="ce1">
            <draw:frame draw:z-index="1" draw:id="id3" draw:style-name="a3" draw:name="Chart 2" svg:x="0.04444in" svg:y="0.05694in" svg:width="7.33333in" svg:height="4.54167in" style:rel-width="scale" style:rel-height="scale">
              <draw:object xlink:href="Object 4/" xlink:type="simple" xlink:show="embed" xlink:actuate="onLoad"/>
              <svg:title>Diagram</svg:title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2" table:style-name="ce4">
            <text:p>42</text:p>
          </table:table-cell>
          <table:table-cell office:value-type="float" office:value="1.9119047619047618" table:formula="of:=[.$B$2]/[.$B3]" table:style-name="ce5">
            <text:p>1,911904762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3.6" table:style-name="ce4">
            <text:p>23,6</text:p>
          </table:table-cell>
          <table:table-cell office:value-type="float" office:value="3.4025423728813555" table:formula="of:=[.$B$2]/[.$B4]" table:style-name="ce5">
            <text:p>3,402542373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4.8963414634146343" table:formula="of:=[.$B$2]/[.$B5]" table:style-name="ce5">
            <text:p>4,896341463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3.6" table:style-name="ce4">
            <text:p>13,6</text:p>
          </table:table-cell>
          <table:table-cell office:value-type="float" office:value="5.9044117647058822" table:formula="of:=[.$B$2]/[.$B6]" table:style-name="ce5">
            <text:p>5,904411765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.3" table:style-name="ce4">
            <text:p>12,3</text:p>
          </table:table-cell>
          <table:table-cell office:value-type="float" office:value="6.5284552845528445" table:formula="of:=[.$B$2]/[.$B7]" table:style-name="ce5">
            <text:p>6,528455285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1.3" table:style-name="ce4">
            <text:p>11,3</text:p>
          </table:table-cell>
          <table:table-cell office:value-type="float" office:value="7.106194690265486" table:formula="of:=[.$B$2]/[.$B8]" table:style-name="ce5">
            <text:p>7,10619469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0.7" table:style-name="ce4">
            <text:p>10,7</text:p>
          </table:table-cell>
          <table:table-cell office:value-type="float" office:value="7.5046728971962615" table:formula="of:=[.$B$2]/[.$B9]" table:style-name="ce5">
            <text:p>7,504672897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9.5" table:style-name="ce4">
            <text:p>9,5</text:p>
          </table:table-cell>
          <table:table-cell office:value-type="float" office:value="8.4526315789473685" table:formula="of:=[.$B$2]/[.$B10]" table:style-name="ce5">
            <text:p>8,452631579</text:p>
          </table:table-cell>
          <table:table-cell table:number-columns-repeated="16381"/>
        </table:table-row>
        <table:table-row table:number-rows-repeated="1048566" table:style-name="ro3">
          <table:table-cell table:number-columns-repeated="16384"/>
        </table:table-row>
      </table:table>
      <table:table table:name="sleep_100_ms" table:style-name="ta2">
        <table:table-column table:style-name="co5" table:default-cell-style-name="ce2"/>
        <table:table-column table:style-name="co3" table:number-columns-repeated="16383" table:default-cell-style-name="ce2"/>
        <table:table-row table:style-name="ro1">
          <table:table-cell office:value-type="string" table:style-name="ce2">
            <text:p>nThreads</text:p>
          </table:table-cell>
          <table:table-cell office:value-type="string" table:style-name="ce2">
            <text:p>elapsed time (s)</text:p>
          </table:table-cell>
          <table:table-cell office:value-type="string" table:style-name="ce3">
            <text:p>speed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200.6" table:style-name="ce4">
            <text:p>200,6</text:p>
          </table:table-cell>
          <table:table-cell office:value-type="float" office:value="1" table:formula="of:=[.$B$2]/[.$B2]" table:style-name="ce5">
            <text:p>1</text:p>
          </table:table-cell>
          <table:table-cell/>
          <table:table-cell table:style-name="ce2">
            <draw:frame draw:z-index="1" draw:id="id4" draw:style-name="a4" draw:name="Chart 2" svg:x="0.1382in" svg:y="0.00487in" svg:width="7.33333in" svg:height="4.54167in" style:rel-width="scale" style:rel-height="scale">
              <draw:object xlink:href="Object 5/" xlink:type="simple" xlink:show="embed" xlink:actuate="onLoad"/>
              <svg:title>Diagram</svg:title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05.8" table:style-name="ce4">
            <text:p>105,8</text:p>
          </table:table-cell>
          <table:table-cell office:value-type="float" office:value="1.8960302457466918" table:formula="of:=[.$B$2]/[.$B3]" table:style-name="ce5">
            <text:p>1,896030246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52.6" table:style-name="ce4">
            <text:p>52,6</text:p>
          </table:table-cell>
          <table:table-cell office:value-type="float" office:value="3.8136882129277563" table:formula="of:=[.$B$2]/[.$B4]" table:style-name="ce5">
            <text:p>3,813688213</text:p>
          </table:table-cell>
          <table:table-cell table:number-columns-repeated="1638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5.799999999999997" table:style-name="ce4">
            <text:p>35,8</text:p>
          </table:table-cell>
          <table:table-cell office:value-type="float" office:value="5.6033519553072626" table:formula="of:=[.$B$2]/[.$B5]" table:style-name="ce5">
            <text:p>5,603351955</text:p>
          </table:table-cell>
          <table:table-cell table:number-columns-repeated="1638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26.6" table:style-name="ce4">
            <text:p>26,6</text:p>
          </table:table-cell>
          <table:table-cell office:value-type="float" office:value="7.5413533834586461" table:formula="of:=[.$B$2]/[.$B6]" table:style-name="ce5">
            <text:p>7,541353383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22.4" table:style-name="ce4">
            <text:p>22,4</text:p>
          </table:table-cell>
          <table:table-cell office:value-type="float" office:value="8.9553571428571423" table:formula="of:=[.$B$2]/[.$B7]" table:style-name="ce5">
            <text:p>8,955357143</text:p>
          </table:table-cell>
          <table:table-cell table:number-columns-repeated="1638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0.340206185567011" table:formula="of:=[.$B$2]/[.$B8]" table:style-name="ce5">
            <text:p>10,34020619</text:p>
          </table:table-cell>
          <table:table-cell table:number-columns-repeated="1638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1.730994152046783" table:formula="of:=[.$B$2]/[.$B9]" table:style-name="ce5">
            <text:p>11,73099415</text:p>
          </table:table-cell>
          <table:table-cell table:number-columns-repeated="1638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6.3" table:style-name="ce4">
            <text:p>16,3</text:p>
          </table:table-cell>
          <table:table-cell office:value-type="float" office:value="12.306748466257668" table:formula="of:=[.$B$2]/[.$B10]" table:style-name="ce5">
            <text:p>12,30674847</text:p>
          </table:table-cell>
          <table:table-cell table:number-columns-repeated="16381"/>
        </table:table-row>
        <table:table-row table:number-rows-repeated="1048566" table:style-name="ro2">
          <table:table-cell table:number-columns-repeated="16384"/>
        </table:table-row>
      </table:table>
      <table:table table:name="sleep_1000_ms" table:style-name="ta2">
        <table:table-column table:style-name="co5" table:default-cell-style-name="ce2"/>
        <table:table-column table:style-name="co3" table:number-columns-repeated="16383" table:default-cell-style-name="ce2"/>
        <table:table-row table:style-name="ro1">
          <table:table-cell office:value-type="string" table:style-name="ce2">
            <text:p>nThreads</text:p>
          </table:table-cell>
          <table:table-cell office:value-type="string" table:style-name="ce2">
            <text:p>elapsed time (s)</text:p>
          </table:table-cell>
          <table:table-cell office:value-type="string" table:style-name="ce3">
            <text:p>speed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121.5" table:style-name="ce4">
            <text:p>1121,5</text:p>
          </table:table-cell>
          <table:table-cell office:value-type="float" office:value="1" table:formula="of:=[.$B$2]/[.$B2]" table:style-name="ce5">
            <text:p>1</text:p>
          </table:table-cell>
          <table:table-cell/>
          <table:table-cell table:style-name="ce2">
            <draw:frame draw:z-index="1" draw:id="id5" draw:style-name="a5" draw:name="Chart 3" svg:x="0.04167in" svg:y="0.04167in" svg:width="7.60417in" svg:height="4.69792in" style:rel-width="scale" style:rel-height="scale">
              <draw:object xlink:href="Object 6/" xlink:type="simple" xlink:show="embed" xlink:actuate="onLoad"/>
              <svg:title>Diagram</svg:title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569" table:style-name="ce4">
            <text:p>569</text:p>
          </table:table-cell>
          <table:table-cell office:value-type="float" office:value="1.9710017574692442" table:formula="of:=[.$B$2]/[.$B3]" table:style-name="ce5">
            <text:p>1,971001757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87.8" table:style-name="ce4">
            <text:p>287,8</text:p>
          </table:table-cell>
          <table:table-cell office:value-type="float" office:value="3.8968033356497567" table:formula="of:=[.$B$2]/[.$B4]" table:style-name="ce5">
            <text:p>3,896803336</text:p>
          </table:table-cell>
          <table:table-cell table:number-columns-repeated="1638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90.7" table:style-name="ce4">
            <text:p>190,7</text:p>
          </table:table-cell>
          <table:table-cell office:value-type="float" office:value="5.8809648662821186" table:formula="of:=[.$B$2]/[.$B5]" table:style-name="ce5">
            <text:p>5,880964866</text:p>
          </table:table-cell>
          <table:table-cell table:number-columns-repeated="1638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41.9" table:style-name="ce4">
            <text:p>141,9</text:p>
          </table:table-cell>
          <table:table-cell office:value-type="float" office:value="7.903453136011275" table:formula="of:=[.$B$2]/[.$B6]" table:style-name="ce5">
            <text:p>7,903453136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15.8" table:style-name="ce4">
            <text:p>115,8</text:p>
          </table:table-cell>
          <table:table-cell office:value-type="float" office:value="9.6848013816925729" table:formula="of:=[.$B$2]/[.$B7]" table:style-name="ce5">
            <text:p>9,684801382</text:p>
          </table:table-cell>
          <table:table-cell table:number-columns-repeated="1638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96.5" table:style-name="ce4">
            <text:p>96,5</text:p>
          </table:table-cell>
          <table:table-cell office:value-type="float" office:value="11.621761658031089" table:formula="of:=[.$B$2]/[.$B8]" table:style-name="ce5">
            <text:p>11,62176166</text:p>
          </table:table-cell>
          <table:table-cell table:number-columns-repeated="1638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83" table:style-name="ce4">
            <text:p>83</text:p>
          </table:table-cell>
          <table:table-cell office:value-type="float" office:value="13.512048192771084" table:formula="of:=[.$B$2]/[.$B9]" table:style-name="ce5">
            <text:p>13,51204819</text:p>
          </table:table-cell>
          <table:table-cell table:number-columns-repeated="1638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73.099999999999994" table:style-name="ce4">
            <text:p>73,1</text:p>
          </table:table-cell>
          <table:table-cell office:value-type="float" office:value="15.34199726402189" table:formula="of:=[.$B$2]/[.$B10]" table:style-name="ce5">
            <text:p>15,34199726</text:p>
          </table:table-cell>
          <table:table-cell table:number-columns-repeated="16381"/>
        </table:table-row>
        <table:table-row table:number-rows-repeated="1048566" table:style-name="ro2">
          <table:table-cell table:number-columns-repeated="16384"/>
        </table:table-row>
      </table:table>
      <table:database-ranges>
        <table:database-range table:target-range-address="copy_file.A15:copy_file.C23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&quot;Aptos Narrow&quot;" svg:font-family="&quot;&quot;Aptos Narrow&quot;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Peter Jaspers</dc:creator>
    <meta:creation-date>2025-03-18T15:28:43Z</meta:creation-date>
    <dc:date>2025-04-02T06:43:11Z</dc:date>
    <meta:print-date>2025-03-18T15:27:51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4285f4" svg:stroke-opacity="100%" draw:stroke-linejoin="round" svg:stroke-linecap="round"/>
    </style:style>
    <style:style style:family="chart" style:name="GMi0">
      <style:graphic-properties draw:fill="none" draw:stroke="solid" svg:stroke-width="0.00694in" svg:stroke-color="#cccccc" svg:stroke-opacity="0%" draw:stroke-linejoin="round" svg:stroke-linecap="butt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4167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4167in" svg:stroke-color="#196b2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281.500157480315pt" svg:width="465.2999212598425pt" chart:style-name="Crt0">
        <chart:title chart:style-name="CT00">
          <text:p text:style-name="a0" text:class-names="" text:cond-style-name=""><text:s text:c="1"/>speed-up as function of nr of threads on a 12 core i7<text:line-break/> copy 1000 very small file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peed-up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Axis Title</text:p>
            </chart:title>
            <chart:categories table:cell-range-address="copy_file.$A$2:.$A$10"/>
          </chart:axis>
          <chart:series chart:values-cell-range-address="copy_file.$C$2:.$C$10" chart:class="chart:line" chart:attached-axis="primary-y" chart:style-name="G0S0">
            <chart:data-point chart:repeated="9"/>
          </chart:series>
          <chart:series chart:values-cell-range-address="copy_file.$C$15:.$C$23" chart:class="chart:line" chart:attached-axis="primary-y" chart:style-name="G0S1">
            <chart:data-point chart:repeated="9"/>
          </chart:series>
          <chart:series chart:values-cell-range-address="copy_file.$C$27:.$C$35" chart:class="chart:line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4285f4" svg:stroke-opacity="100%" draw:stroke-linejoin="round" svg:stroke-linecap="round"/>
    </style:style>
    <style:style style:family="chart" style:name="GMi0">
      <style:graphic-properties draw:fill="none" draw:stroke="solid" svg:stroke-width="0.00694in" svg:stroke-color="#cccccc" svg:stroke-opacity="0%" draw:stroke-linejoin="round" svg:stroke-linecap="butt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4167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4167in" svg:stroke-color="#196b2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278.5003149606299pt" svg:width="465.2999212598425pt" chart:style-name="Crt0">
        <chart:title chart:style-name="CT00">
          <text:p text:style-name="a0" text:class-names="" text:cond-style-name=""><text:s text:c="1"/>elapsed time as function of nr of threads on a 12 core i7<text:line-break/> copy 1000 very small file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lspased time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nr of threads</text:p>
            </chart:title>
            <chart:categories table:cell-range-address="copy_file.$A$2:.$A$10"/>
          </chart:axis>
          <chart:series chart:values-cell-range-address="copy_file.$B$2:.$B$10" chart:class="chart:line" chart:attached-axis="primary-y" chart:style-name="G0S0">
            <chart:data-point chart:repeated="9"/>
          </chart:series>
          <chart:series chart:values-cell-range-address="copy_file.$B$15:.$B$23" chart:class="chart:line" chart:attached-axis="primary-y" chart:style-name="G0S1">
            <chart:data-point chart:repeated="9"/>
          </chart:series>
          <chart:series chart:values-cell-range-address="copy_file.$B$27:.$B$35" chart:class="chart:line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4285f4" svg:stroke-opacity="100%" draw:stroke-linejoin="round" svg:stroke-linecap="round"/>
    </style:style>
    <style:style style:family="chart" style:name="GMi0">
      <style:graphic-properties draw:fill="none" draw:stroke="solid" svg:stroke-width="0.00694in" svg:stroke-color="#cccccc" svg:stroke-opacity="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327.0002362204725pt" svg:width="527.99968503937pt" chart:style-name="Crt0">
        <chart:title chart:style-name="CT00">
          <text:p text:style-name="a0" text:class-names="" text:cond-style-name="">Yam speed as function of thread pool size on 12 core i7 : foreach *.cpp |&gt; yamSleep 0 print &gt; <text:s text:c="1"/>%o |&gt; %B.obj ../&lt;objects&gt; 1000 cpp file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peed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thread pool size</text:p>
            </chart:title>
            <chart:categories table:cell-range-address="sleep_100_ms.$A$2:.$A$10"/>
          </chart:axis>
          <chart:series chart:values-cell-range-address="sleep_0_ms.$C$2:.$C$10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4285f4" svg:stroke-opacity="100%" draw:stroke-linejoin="round" svg:stroke-linecap="round"/>
    </style:style>
    <style:style style:family="chart" style:name="GMi0">
      <style:graphic-properties draw:fill="none" draw:stroke="solid" svg:stroke-width="0.00694in" svg:stroke-color="#cccccc" svg:stroke-opacity="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327.0002362204725pt" svg:width="527.99968503937pt" chart:style-name="Crt0">
        <chart:title chart:style-name="CT00">
          <text:p text:style-name="a0" text:class-names="" text:cond-style-name="">Yam speed as function of thread pool size on 12 core i7 : foreach *.cpp |&gt; yamSleep 10 print &gt; <text:s text:c="1"/>%o |&gt; %B.obj ../&lt;objects&gt; 1000 cpp file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peed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thread pool size</text:p>
            </chart:title>
            <chart:categories table:cell-range-address="sleep_100_ms.$A$2:.$A$10"/>
          </chart:axis>
          <chart:series chart:values-cell-range-address="sleep_10_ms.$C$2:.$C$10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4285f4" svg:stroke-opacity="100%" draw:stroke-linejoin="round" svg:stroke-linecap="round"/>
    </style:style>
    <style:style style:family="chart" style:name="GMi0">
      <style:graphic-properties draw:fill="none" draw:stroke="solid" svg:stroke-width="0.00694in" svg:stroke-color="#cccccc" svg:stroke-opacity="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327.0002362204725pt" svg:width="527.99968503937pt" chart:style-name="Crt0">
        <chart:title chart:style-name="CT00">
          <text:p text:style-name="a0" text:class-names="" text:cond-style-name="">Yam speed as function of thread pool size on 12 core i7 : foreach *.cpp |&gt; yamSleep 100 print &gt; <text:s text:c="1"/>%o |&gt; %B.obj ../&lt;objects&gt; 1000 cpp file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peed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thread pool size</text:p>
            </chart:title>
            <chart:categories table:cell-range-address="sleep_100_ms.$A$2:.$A$10"/>
          </chart:axis>
          <chart:series chart:values-cell-range-address="sleep_100_ms.$C$2:.$C$10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4167in" svg:stroke-color="#156082" svg:stroke-opacity="100%" draw:stroke-linejoin="round" svg:stroke-linecap="round"/>
    </style:style>
    <style:style style:family="chart" style:name="GMi0">
      <style:graphic-properties draw:fill="none" draw:stroke="solid" svg:stroke-width="0.00694in" svg:stroke-color="#cccccc" svg:stroke-opacity="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338.2502362204725pt" svg:width="547.5002362204724pt" chart:style-name="Crt0">
        <chart:title chart:style-name="CT00">
          <text:p text:style-name="a0" text:class-names="" text:cond-style-name="">Yam speed as function of thread pool size on 12 core i7<text:line-break/> foreach *.cpp |&gt; yamSleep 1000 print &gt; <text:s text:c="1"/>%o |&gt; %B.obj ../&lt;objects&gt; 1000 cpp file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peed_up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thread pool size</text:p>
            </chart:title>
            <chart:categories table:cell-range-address="sleep_1000_ms.$A$2:.$A$10"/>
          </chart:axis>
          <chart:series chart:label-cell-address="sleep_1000_ms.$C$1" chart:values-cell-range-address="sleep_1000_ms.$C$2:.$C$10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